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1.29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0.99cm" fo:min-width="1.473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3cm" fo:min-width="1.29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23cm" fo:min-width="1.768cm" fo:padding-top="0.139cm" fo:padding-bottom="0.139cm" fo:padding-left="0.264cm" fo:padding-right="0.2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22cm" fo:min-width="0.472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1.729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22cm" fo:min-width="0.722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22cm" fo:min-width="1.384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22cm" fo:min-width="0.772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1.272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1.999cm" svg:x="8.2cm" svg:y="10.001cm">
          <text:p text:style-name="P1"><text:span text:style-name="T1">User input</text:span></text:p>
          <text:p text:style-name="P1"><text:span text:style-name="T1">Usern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9" draw:id="id9" draw:layer="layout" svg:width="2cm" svg:height="2.4cm" svg:x="4.2cm" svg:y="15.1cm">
          <text:p text:style-name="P1"><text:span text:style-name="T1">loca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4" draw:id="id4" draw:layer="layout" svg:width="3cm" svg:height="2cm" svg:x="13cm" svg:y="10cm">
          <text:p text:style-name="P1"><text:span text:style-name="T1">User input</text:span></text:p>
          <text:p text:style-name="P1"><text:span text:style-name="T1">Passwo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3" draw:id="id3" draw:layer="layout" svg:width="3cm" svg:height="2cm" svg:x="10.6cm" svg:y="13.5cm">
          <text:p text:style-name="P1"><text:span text:style-name="T1">PBK</text:span><text:span text:style-name="T1">DF2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2" draw:layer="layout" svg:x1="9.7cm" svg:y1="12cm" svg:x2="9.7cm" svg:y2="13.2cm" draw:start-shape="id1" draw:end-shape="id2" draw:end-glue-point="0" svg:d="M9700 12000v1200" svg:viewBox="0 0 1 1201">
          <text:p/>
        </draw:connector>
        <draw:connector draw:style-name="gr5" draw:text-style-name="P2" draw:layer="layout" svg:x1="9.7cm" svg:y1="13.8cm" svg:x2="10.6cm" svg:y2="14.5cm" draw:start-shape="id2" draw:start-glue-point="2" draw:end-shape="id3" draw:end-glue-point="3" svg:d="M9700 13800v700h900" svg:viewBox="0 0 901 701">
          <text:p/>
        </draw:connector>
        <draw:connector draw:style-name="gr5" draw:text-style-name="P2" draw:layer="layout" svg:x1="14.5cm" svg:y1="12cm" svg:x2="13.6cm" svg:y2="14.5cm" draw:start-shape="id4" draw:start-glue-point="8" draw:end-shape="id3" draw:end-glue-point="1" svg:d="M14500 12000v2500h-900" svg:viewBox="0 0 901 2501">
          <text:p/>
        </draw:connector>
        <draw:custom-shape draw:style-name="gr3" draw:text-style-name="P2" xml:id="id5" draw:id="id5" draw:layer="layout" svg:width="3cm" svg:height="2cm" svg:x="10.6cm" svg:y="16.5cm">
          <text:p text:style-name="P1"><text:span text:style-name="T1">Hash</text:span></text:p>
          <text:p text:style-name="P1"><text:span text:style-name="T1">from 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draw:type="line" svg:x1="12.1cm" svg:y1="15.5cm" svg:x2="12.1cm" svg:y2="16.5cm" draw:start-shape="id3" draw:start-glue-point="2" draw:end-shape="id5" draw:end-glue-point="5" svg:d="M12100 15500v1000" svg:viewBox="0 0 1 1001">
          <text:p/>
        </draw:connector>
        <draw:custom-shape draw:style-name="gr1" draw:text-style-name="P2" xml:id="id7" draw:id="id7" draw:layer="layout" svg:width="3cm" svg:height="1.999cm" svg:x="3.7cm" svg:y="12.1cm">
          <text:p text:style-name="P1"><text:span text:style-name="T1">Sal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draw:line-skew="-3.768cm" svg:x1="8.5cm" svg:y1="11.001cm" svg:x2="5.2cm" svg:y2="14.599cm" draw:start-shape="id1" draw:start-glue-point="6" draw:end-shape="id6" draw:end-glue-point="0" svg:d="M8500 11001h-5500v3598h2200" svg:viewBox="0 0 5501 3599">
          <text:p/>
        </draw:connector>
        <draw:connector draw:style-name="gr5" draw:text-style-name="P2" draw:layer="layout" svg:x1="6.395cm" svg:y1="13.1cm" svg:x2="9.2cm" svg:y2="13.5cm" draw:start-shape="id7" draw:start-glue-point="9" draw:end-shape="id2" draw:end-glue-point="3" svg:d="M6395 13100h1556v400h1249" svg:viewBox="0 0 2806 401">
          <text:p/>
        </draw:connector>
        <draw:custom-shape draw:style-name="gr3" draw:text-style-name="P2" xml:id="id10" draw:id="id10" draw:layer="layout" svg:width="3cm" svg:height="2cm" svg:x="3.7cm" svg:y="18.6cm">
          <text:p text:style-name="P1"><text:span text:style-name="T1">Hash </text:span></text:p>
          <text:p text:style-name="P1"><text:span text:style-name="T1">from D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draw:line-skew="-3.768cm" svg:x1="8.5cm" svg:y1="11.001cm" svg:x2="5.2cm" svg:y2="18.05cm" draw:start-shape="id1" draw:start-glue-point="6" draw:end-shape="id8" draw:end-glue-point="0" svg:d="M8500 11001h-5500v7049h2200" svg:viewBox="0 0 5501 7050">
          <text:p/>
        </draw:connector>
        <draw:connector draw:style-name="gr5" draw:text-style-name="P2" xml:id="id6" draw:id="id6" draw:layer="layout" svg:x1="5.2cm" svg:y1="15.1cm" svg:x2="5.2cm" svg:y2="14.099cm" draw:start-shape="id9" draw:start-glue-point="5" draw:end-shape="id7" draw:end-glue-point="8" svg:d="M5200 15100v-1001" svg:viewBox="0 0 1 1002">
          <text:p/>
        </draw:connector>
        <draw:connector draw:style-name="gr5" draw:text-style-name="P2" xml:id="id8" draw:id="id8" draw:layer="layout" svg:x1="5.2cm" svg:y1="17.5cm" svg:x2="5.2cm" svg:y2="18.6cm" draw:start-shape="id9" draw:start-glue-point="7" draw:end-shape="id10" draw:end-glue-point="5" svg:d="M5200 17500v1100" svg:viewBox="0 0 1 1101">
          <text:p/>
        </draw:connector>
        <draw:custom-shape draw:style-name="gr6" draw:text-style-name="P4" xml:id="id2" draw:id="id2" draw:layer="layout" svg:width="1cm" svg:height="0.6cm" svg:x="9.2cm" svg:y="13.2cm">
          <text:p text:style-name="P1"><text:span text:style-name="T1">XOR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cm" svg:height="1.979cm" svg:x="9.6cm" svg:y="14.5cm">
          <draw:text-box>
            <text:p><text:span text:style-name="T2">Salt</text:span></text:p>
          </draw:text-box>
        </draw:frame>
        <draw:frame draw:style-name="gr8" draw:text-style-name="P5" draw:layer="layout" svg:width="1.5cm" svg:height="0.683cm" svg:x="13.4cm" svg:y="14.5cm">
          <draw:text-box>
            <text:p><text:span text:style-name="T2">Value</text:span></text:p>
          </draw:text-box>
        </draw:frame>
        <draw:custom-shape draw:style-name="gr9" draw:text-style-name="P4" xml:id="id12" draw:id="id12" draw:layer="layout" svg:width="2.5cm" svg:height="1.4cm" svg:x="8cm" svg:y="21cm">
          <text:p text:style-name="P1"><text:span text:style-name="T1">eq</text:span><text:span text:style-name="T1">ua</text:span><text:span text:style-name="T1">l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0" draw:text-style-name="P6" xml:id="id11" draw:id="id11" draw:layer="layout" svg:width="2.5cm" svg:height="1.6cm" svg:x="8cm" svg:y="18.8cm">
          <text:p text:style-name="P1"><text:span text:style-name="T1">co</text:span><text:span text:style-name="T1">m</text:span><text:span text:style-name="T1">pa</text:span><text:span text:style-name="T1">re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5" draw:text-style-name="P2" draw:layer="layout" svg:x1="12.1cm" svg:y1="18.5cm" svg:x2="10.5cm" svg:y2="19.6cm" draw:start-shape="id5" draw:start-glue-point="8" draw:end-shape="id11" draw:end-glue-point="1" svg:d="M12100 18500v1100h-1600" svg:viewBox="0 0 1601 1101">
          <text:p/>
        </draw:connector>
        <draw:connector draw:style-name="gr5" draw:text-style-name="P2" draw:layer="layout" svg:x1="6.395cm" svg:y1="19.6cm" svg:x2="8cm" svg:y2="19.6cm" draw:start-shape="id10" draw:start-glue-point="9" draw:end-shape="id11" draw:end-glue-point="3" svg:d="M6395 19600h1605" svg:viewBox="0 0 1606 1">
          <text:p/>
        </draw:connector>
        <draw:connector draw:style-name="gr5" draw:text-style-name="P2" draw:layer="layout" svg:x1="9.25cm" svg:y1="20.4cm" svg:x2="9.25cm" svg:y2="21cm" draw:start-shape="id11" draw:start-glue-point="2" draw:end-shape="id12" draw:end-glue-point="4" svg:d="M9250 20400v600" svg:viewBox="0 0 1 601">
          <text:p/>
        </draw:connector>
        <draw:custom-shape draw:style-name="gr11" draw:text-style-name="P4" xml:id="id13" draw:id="id13" draw:layer="layout" svg:width="1.3cm" svg:height="0.6cm" svg:x="8.6cm" svg:y="23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" draw:id="id14" draw:layer="layout" svg:width="1.8cm" svg:height="1cm" svg:x="11.5cm" svg:y="21.2cm">
          <text:p text:style-name="P1"><text:span text:style-name="T1">don‘t</text:span></text:p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9.25cm" svg:y1="22.4cm" svg:x2="9.25cm" svg:y2="23cm" draw:start-shape="id12" draw:start-glue-point="6" draw:end-shape="id13" draw:end-glue-point="0" svg:d="M9250 22400v600" svg:viewBox="0 0 1 601">
          <text:p/>
        </draw:connector>
        <draw:connector draw:style-name="gr5" draw:text-style-name="P2" draw:layer="layout" svg:x1="10.5cm" svg:y1="21.7cm" svg:x2="11.5cm" svg:y2="21.7cm" draw:start-shape="id12" draw:start-glue-point="7" draw:end-shape="id14" draw:end-glue-point="3" svg:d="M10500 21700h1000" svg:viewBox="0 0 1001 1">
          <text:p/>
        </draw:connector>
        <draw:frame draw:style-name="gr13" draw:text-style-name="P8" draw:layer="layout" svg:width="1.2cm" svg:height="0.725cm" svg:x="9.2cm" svg:y="22.1cm">
          <draw:text-box>
            <text:p text:style-name="P7"><text:span text:style-name="T1">yes</text:span></text:p>
          </draw:text-box>
        </draw:frame>
        <draw:frame draw:style-name="gr13" draw:text-style-name="P8" draw:layer="layout" svg:width="1.2cm" svg:height="0.725cm" svg:x="10.2cm" svg:y="20.975cm">
          <draw:text-box>
            <text:p text:style-name="P7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47:05.455000000</meta:creation-date>
    <dc:date>2019-03-07T12:11:21.496888268</dc:date>
    <meta:editing-duration>PT5H25M47S</meta:editing-duration>
    <meta:editing-cycles>15</meta:editing-cycles>
    <meta:generator>LibreOffice/6.0.7.3$Linux_X86_64 LibreOffice_project/00m0$Build-3</meta:generator>
    <meta:document-statistic meta:object-count="30"/>
  </office:meta>
</office:document-meta>
</file>